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 Threads</text:p>
          </table:table-cell>
          <table:table-cell office:value-type="string">
            <text:p>Time [s]</text:p>
          </table:table-cell>
          <table:table-cell office:value-type="string">
            <text:p>depth</text:p>
          </table:table-cell>
          <table:table-cell office:value-type="string">
            <text:p>sampl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33">
            <text:p>16.3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56">
            <text:p>9.5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72">
            <text:p>7.7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79">
            <text:p>6.79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7">
            <text:p>6.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788">
            <text:p>6.78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84">
            <text:p>6.8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83">
            <text:p>6.8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98">
            <text:p>6.9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19">
            <text:p>7.19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18">
            <text:p>7.1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22">
            <text:p>7.2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66">
            <text:p>7.6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 Threads</text:p>
          </table:table-cell>
          <table:table-cell office:value-type="string">
            <text:p>Time [s]</text:p>
          </table:table-cell>
          <table:table-cell office:value-type="string">
            <text:p>depth</text:p>
          </table:table-cell>
          <table:table-cell office:value-type="string">
            <text:p>sampl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3">
            <text:p>4.6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17">
            <text:p>7.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32">
            <text:p>9.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94">
            <text:p>10.9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46">
            <text:p>13.4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33">
            <text:p>14.3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5/21/2016</text:date>, <text:time>16:3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us </meta:initial-creator>
    <meta:creation-date>2016-05-20T13:33:15.25</meta:creation-date>
    <dc:date>2016-05-21T16:32:13.04</dc:date>
    <dc:creator>Julius </dc:creator>
    <meta:editing-duration>PT47M21S</meta:editing-duration>
    <meta:editing-cycles>2</meta:editing-cycles>
    <meta:generator>OpenOffice/4.1.2$Win32 OpenOffice.org_project/412m3$Build-9782</meta:generator>
    <meta:document-statistic meta:table-count="3" meta:cell-count="117" meta:object-count="0"/>
  </office:meta>
</office:document-meta>
</file>